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Text_20_body">
      <style:paragraph-properties fo:margin-left="0.5835in" fo:margin-right="0in" fo:margin-top="0in" fo:margin-bottom="0in" style:contextual-spacing="false" fo:line-height="138%" fo:text-indent="-0.2043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.3937in" fo:margin-right="0in" fo:margin-top="0in" fo:margin-bottom="0in" style:contextual-spacing="false" fo:line-height="138%" fo:text-indent="0.1972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.5909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.4925in" fo:margin-right="0in" fo:margin-top="0in" fo:margin-bottom="0in" style:contextual-spacing="false" fo:line-height="138%" fo:text-indent="-0.007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#ffff00"/>
    </style:style>
    <style:style style:name="P7" style:family="paragraph" style:parent-style-name="Text_20_body">
      <style:paragraph-properties fo:margin-left="0.4398in" fo:margin-right="0in" fo:text-indent="0in" style:auto-text-indent="false"/>
    </style:style>
    <style:style style:name="P8" style:family="paragraph" style:parent-style-name="Text_20_body" style:list-style-name="L1">
      <loext:graphic-properties draw:fill="none" draw:fill-color="#ffffff"/>
      <style:paragraph-properties fo:margin-left="0.4398in" fo:margin-right="0in" fo:margin-top="0in" fo:margin-bottom="0in" style:contextual-spacing="false" fo:line-height="120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.3937in" fo:margin-right="0in" fo:margin-top="0in" fo:margin-bottom="0in" style:contextual-spacing="false" fo:line-height="138%" fo:text-indent="0.1972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f1eb5" style:text-blinking="false" fo:background-color="#ffff00"/>
    </style:style>
    <style:style style:name="P11" style:family="paragraph" style:parent-style-name="Text_20_body" style:list-style-name="L2">
      <loext:graphic-properties draw:fill="none" draw:fill-color="#ffffff"/>
      <style:paragraph-properties fo:margin-left="0.0457in" fo:margin-right="0in" fo:margin-top="0in" fo:margin-bottom="0in" style:contextual-spacing="false" fo:line-height="120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2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style:contextual-spacing="false" fo:line-height="120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3" style:family="paragraph" style:parent-style-name="Text_20_body" style:list-style-name="L4">
      <loext:graphic-properties draw:fill="none" draw:fill-color="#ffffff"/>
      <style:paragraph-properties fo:margin-left="0in" fo:margin-right="0in" fo:margin-top="0in" fo:margin-bottom="0in" style:contextual-spacing="false" fo:line-height="120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4" style:family="paragraph" style:parent-style-name="Text_20_body" style:list-style-name="L5">
      <loext:graphic-properties draw:fill="none" draw:fill-color="#ffffff"/>
      <style:paragraph-properties fo:margin-left="0in" fo:margin-right="0in" fo:margin-top="0in" fo:margin-bottom="0in" style:contextual-spacing="false" fo:line-height="120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.2957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style:font-name="Times New Roman" fo:font-size="12pt" fo:font-style="normal" fo:font-weight="normal"/>
    </style:style>
    <style:style style:name="T4" style:family="text">
      <style:text-properties officeooo:rsid="001f1eb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3c9e9fb8-7fff-f3b1-9b60-4577c274c037"/><text:span text:style-name="T1">Write </text:span><text:span text:style-name="T2">Pig Latin scripts</text:span><text:span text:style-name="T1"> for the following on </text:span><text:span text:style-name="T2">Online Retail Dataset</text:span><text:span text:style-name="T1">.</text:span></text:p>
      <text:list text:style-name="L1">
        <text:list-item>
          <text:p text:style-name="P8">Total number of unique customers in the "United Kingdom".</text:p>
        </text:list-item>
        <text:list-item>
          <text:p text:style-name="P8">Find total invoices generated in the year 2009.</text:p>
        </text:list-item>
        <text:list-item>
          <text:p text:style-name="P8">Generate the total revenue collected from Country="France".</text:p>
        </text:list-item>
        <text:list-item>
          <text:p text:style-name="P8">Find the country in which maximum number of items were sold.</text:p>
        </text:list-item>
      </text:list>
      <text:p text:style-name="P7"/>
      <text:p text:style-name="P15">   <text:span text:style-name="T3">raw_data = LOAD 'online-retail.csv' USING PigStorage(',')</text:span></text:p>
      <text:p text:style-name="P15">   <text:span text:style-name="T3">AS (InvoiceNo:chararray, StockCode:chararray, Description:chararray,</text:span></text:p>
      <text:p text:style-name="P15">  <text:span text:style-name="T3">Quantity:int, InvoiceDate:chararray, UnitPrice:float,</text:span></text:p>
      <text:p text:style-name="P15">   <text:span text:style-name="T3">CustomerID:chararray, Country:chararray);</text:span></text:p>
      <text:p text:style-name="Text_20_body"/>
      <text:list text:style-name="L2">
        <text:list-item>
          <text:p text:style-name="P11">Total number of unique customers in the "United Kingdom".</text:p>
        </text:list-item>
      </text:list>
      <text:p text:style-name="P1">filtered_data = FILTER raw_data BY Country == 'United Kingdom';</text:p>
      <text:p text:style-name="P1">unique_customers = DISTINCT (FOREACH filtered_data GENERATE CustomerID);</text:p>
      <text:p text:style-name="P1">total_unique_customers = FOREACH (GROUP unique_customers ALL) GENERATE</text:p>
      <text:p text:style-name="P1">COUNT(unique_customers) AS TotalUniqueCustomers;</text:p>
      <text:p text:style-name="P1">DUMP total_unique_customers;</text:p>
      <text:p text:style-name="P10">Output: 15</text:p>
      <text:p text:style-name="P10"/>
      <text:list text:style-name="L3">
        <text:list-item>
          <text:p text:style-name="P12">Find total invoices generated in the year 2009.</text:p>
        </text:list-item>
      </text:list>
      <text:p text:style-name="Text_20_body"/>
      <text:p text:style-name="P2">filtered_data = FILTER raw_data BY InvoiceDate == '2009';</text:p>
      <text:p text:style-name="P2">grouped_by_invoice = GROUP filtered_data BY InvoiceNo;</text:p>
      <text:p text:style-name="P2">total_invoices = FOREACH (GROUP grouped_by_invoice ALL) GENERATE</text:p>
      <text:p text:style-name="P2">COUNT(grouped_by_invoice) AS TotalInvoices;</text:p>
      <text:p text:style-name="P2">DUMP total_invoices;</text:p>
      <text:p text:style-name="P6">Output:3</text:p>
      <text:p text:style-name="Text_20_body"/>
      <text:list text:style-name="L4">
        <text:list-item>
          <text:p text:style-name="P13">Generate the total revenue collected from Country="France".</text:p>
        </text:list-item>
      </text:list>
      <text:p text:style-name="Text_20_body"/>
      <text:p text:style-name="P3">france_data = FILTER raw_data BY Country == 'France';</text:p>
      <text:p text:style-name="P3">france_revenue = FOREACH france_data GENERATE (Quantity * UnitPrice) AS Revenue;</text:p>
      <text:p text:style-name="P3">total_revenue = FOREACH (GROUP france_revenue ALL) GENERATE SUM(france_revenue.Revenue) AS TotalRevenue;</text:p>
      <text:p text:style-name="P3">DUMP total_revenue;</text:p>
      <text:p text:style-name="P6">Output: 177.47999954223633</text:p>
      <text:p text:style-name="Text_20_body"/>
      <text:list text:style-name="L5">
        <text:list-item>
          <text:p text:style-name="P14"><text:soft-page-break/>Find the country in which maximum number of items were sold.</text:p>
        </text:list-item>
      </text:list>
      <text:p text:style-name="P4">grouped_by_country = GROUP raw_data BY Country;</text:p>
      <text:p text:style-name="P4">country_totals = FOREACH grouped_by_country GENERATE group AS Country,</text:p>
      <text:p text:style-name="P4">SUM(raw_data.Quantity) AS TotalQuantity;</text:p>
      <text:p text:style-name="P4"><text:span text:style-name="T4">rank</text:span>_<text:span text:style-name="T4">countries</text:span> = <text:span text:style-name="T4">RANK</text:span> country_totals BY TotalQuantity DESC;</text:p>
      <text:p text:style-name="P4">max_country = <text:span text:style-name="T4">FILTER</text:span> <text:span text:style-name="T4">ranked_countries BY $0==1</text:span>;</text:p>
      <text:p text:style-name="P4">DUMP max_country;</text:p>
      <text:p text:style-name="P6">Output: United Kingdom,1815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09:23:33.174879582</meta:creation-date>
    <dc:date>2025-02-03T09:43:23.504560113</dc:date>
    <meta:editing-duration>PT3M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38" meta:word-count="228" meta:character-count="1886" meta:non-whitespace-character-count="1691"/>
  </office:meta>
</office:document-meta>
</file>